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5"/>
    <style:style style:name="ce2" style:family="table-cell" style:parent-style-name="Default" style:data-style-name="N104"/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2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Analisi di scalabilità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NTHREA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IM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float" office:value="0.186887" calcext:value-type="float">
            <text:p>0,186887</text:p>
          </table:table-cell>
          <table:table-cell office:value-type="float" office:value="0.200348" calcext:value-type="float">
            <text:p>0,200348</text:p>
          </table:table-cell>
          <table:table-cell office:value-type="float" office:value="0.412086" calcext:value-type="float">
            <text:p>0,412086</text:p>
          </table:table-cell>
          <table:table-cell office:value-type="float" office:value="0.401953" calcext:value-type="float">
            <text:p>0,401953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/>
          <table:table-cell office:value-type="float" office:value="0.217685" calcext:value-type="float">
            <text:p>0,217685</text:p>
          </table:table-cell>
          <table:table-cell office:value-type="float" office:value="0.233185" calcext:value-type="float">
            <text:p>0,233185</text:p>
          </table:table-cell>
          <table:table-cell office:value-type="float" office:value="0.473274" calcext:value-type="float">
            <text:p>0,473274</text:p>
          </table:table-cell>
          <table:table-cell office:value-type="float" office:value="0.476494" calcext:value-type="float">
            <text:p>0,476494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/>
          <table:table-cell office:value-type="float" office:value="0.87102" calcext:value-type="float">
            <text:p>0,871020</text:p>
          </table:table-cell>
          <table:table-cell office:value-type="float" office:value="0.933665" calcext:value-type="float">
            <text:p>0,933665</text:p>
          </table:table-cell>
          <table:table-cell office:value-type="float" office:value="1.85748" calcext:value-type="float">
            <text:p>1,857480</text:p>
          </table:table-cell>
          <table:table-cell office:value-type="float" office:value="1.8677" calcext:value-type="float">
            <text:p>1,867700</text:p>
          </table:table-cell>
        </table:table-row>
        <table:table-row table:style-name="ro1" table:number-rows-repeated="10">
          <table:table-cell table:number-columns-repeated="6"/>
        </table:table-row>
        <table:table-row table:style-name="ro1">
          <table:table-cell table:number-columns-repeated="2"/>
          <table:table-cell table:style-name="ce2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6P0"/>
    </number:currency-style>
    <number:number-style style:name="N104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05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6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4:47:57.396339584</meta:creation-date>
    <dc:date>2019-03-26T15:01:36.426637780</dc:date>
    <meta:editing-duration>PT3M28S</meta:editing-duration>
    <meta:editing-cycles>1</meta:editing-cycles>
    <meta:document-statistic meta:table-count="1" meta:cell-count="22" meta:object-count="0"/>
    <meta:generator>LibreOffice/5.1.6.2$Linux_X86_64 LibreOffice_project/10m0$Build-2</meta:generator>
  </office:meta>
</office:document-meta>
</file>